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3.803cm" svg:height="14.476cm" svg:x="9.686cm" svg:y="0.106cm">
            <draw:object draw:notify-on-update-of-ranges="Feuille1.A1:Feuille1.A1 Feuille1.A2:Feuille1.A7 Feuille1.B1:Feuille1.B1 Feuille1.B2:Feuille1.B7 Feuille1.C1:Feuille1.C1 Feuille1.C2:Feuille1.C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51cm" svg:height="12.75cm" svg:x="9.631cm" svg:y="14.821cm">
            <draw:object draw:notify-on-update-of-ranges="Feuille1.A34:Feuille1.A34 Feuille1.A35:Feuille1.A39 Feuille1.B34:Feuille1.B34 Feuille1.B35:Feuille1.B39 Feuille1.C34:Feuille1.C34 Feuille1.C35:Feuille1.C3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2.069cm" svg:height="11.926cm" svg:x="9.576cm" svg:y="28.023cm">
            <draw:object draw:notify-on-update-of-ranges="Feuille1.A65:Feuille1.A65 Feuille1.A66:Feuille1.A73 Feuille1.B65:Feuille1.B65 Feuille1.B66:Feuille1.B7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% de bons résultats</text:p>
          </table:table-cell>
          <table:table-cell office:value-type="string" calcext:value-type="string">
            <text:p>Temps d'apprentiss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.95" calcext:value-type="float">
            <text:p>62,95</text:p>
          </table:table-cell>
          <table:table-cell office:value-type="float" office:value="4.63" calcext:value-type="float">
            <text:p>4,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.84" calcext:value-type="float">
            <text:p>86,84</text:p>
          </table:table-cell>
          <table:table-cell office:value-type="float" office:value="8.78" calcext:value-type="float">
            <text:p>8,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.98" calcext:value-type="float">
            <text:p>90,98</text:p>
          </table:table-cell>
          <table:table-cell office:value-type="float" office:value="20.97" calcext:value-type="float">
            <text:p>20,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.79" calcext:value-type="float">
            <text:p>92,79</text:p>
          </table:table-cell>
          <table:table-cell office:value-type="float" office:value="46.32" calcext:value-type="float">
            <text:p>46,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.1" calcext:value-type="float">
            <text:p>93,1</text:p>
          </table:table-cell>
          <table:table-cell office:value-type="float" office:value="103.47" calcext:value-type="float">
            <text:p>103,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.01" calcext:value-type="float">
            <text:p>43,01</text:p>
          </table:table-cell>
          <table:table-cell office:value-type="float" office:value="1216.17" calcext:value-type="float">
            <text:p>1216,17</text:p>
          </table:table-cell>
        </table:table-row>
        <table:table-row table:style-name="ro1" table:number-rows-repeated="26">
          <table:table-cell table:number-columns-repeated="3"/>
        </table:table-row>
        <table:table-row table:style-name="ro1">
          <table:table-cell/>
          <table:table-cell office:value-type="string" calcext:value-type="string">
            <text:p>% de bons résultats</text:p>
          </table:table-cell>
          <table:table-cell office:value-type="string" calcext:value-type="string">
            <text:p>Temps d'apprentiss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04" calcext:value-type="float">
            <text:p>91,04</text:p>
          </table:table-cell>
          <table:table-cell office:value-type="float" office:value="19.35" calcext:value-type="float">
            <text:p>19,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.05" calcext:value-type="float">
            <text:p>92,05</text:p>
          </table:table-cell>
          <table:table-cell office:value-type="float" office:value="19.98" calcext:value-type="float">
            <text:p>19,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.98" calcext:value-type="float">
            <text:p>90,98</text:p>
          </table:table-cell>
          <table:table-cell office:value-type="float" office:value="20.97" calcext:value-type="float">
            <text:p>20,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.91" calcext:value-type="float">
            <text:p>89,91</text:p>
          </table:table-cell>
          <table:table-cell office:value-type="float" office:value="21.78" calcext:value-type="float">
            <text:p>21,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.68" calcext:value-type="float">
            <text:p>46,68</text:p>
          </table:table-cell>
          <table:table-cell office:value-type="float" office:value="26.18" calcext:value-type="float">
            <text:p>26,18</text:p>
          </table:table-cell>
        </table:table-row>
        <table:table-row table:style-name="ro1" table:number-rows-repeated="25"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office:value-type="string" calcext:value-type="string">
            <text:p>% de bons résulta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4" calcext:value-type="float">
            <text:p>10,34</text:p>
          </table:table-cell>
          <table:table-cell/>
        </table:table-row>
        <table:table-row table:style-name="ro1">
          <table:table-cell office:value-type="float" office:value="0.005" calcext:value-type="float">
            <text:p>0,005</text:p>
          </table:table-cell>
          <table:table-cell office:value-type="float" office:value="39.54" calcext:value-type="float">
            <text:p>39,54</text:p>
          </table:table-cell>
          <table:table-cell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87.64" calcext:value-type="float">
            <text:p>87,64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90.55" calcext:value-type="float">
            <text:p>90,55</text:p>
          </table:table-cell>
          <table:table-cell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90.8" calcext:value-type="float">
            <text:p>90,8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87.77" calcext:value-type="float">
            <text:p>87,77</text:p>
          </table:table-cell>
          <table:table-cell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85.34" calcext:value-type="float">
            <text:p>85,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.71" calcext:value-type="float">
            <text:p>72,7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08:55:32.092698771</meta:creation-date>
    <dc:date>2017-06-19T15:47:03.441457120</dc:date>
    <meta:editing-duration>PT6H34M29S</meta:editing-duration>
    <meta:editing-cycles>6</meta:editing-cycles>
    <meta:generator>LibreOffice/4.2.8.2$Linux_X86_64 LibreOffice_project/420m0$Build-2</meta:generator>
    <meta:document-statistic meta:table-count="1" meta:cell-count="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04cm" svg:height="14.477cm" xlink:href=".." xlink:type="simple" chart:class="chart:bar" chart:style-name="ch1">
        <chart:title svg:x="2.852cm" svg:y="0.426cm" chart:style-name="ch2">
          <text:p>Performance en fonction du nombres de neurons dans les couches cachées</text:p>
        </chart:title>
        <chart:subtitle svg:x="9.014cm" svg:y="1.667cm" chart:style-name="ch3">
          <text:p>reseau avec 3 couches cachées</text:p>
        </chart:subtitle>
        <chart:legend chart:legend-position="end" svg:x="16.851cm" svg:y="6.192cm" style:legend-expansion="high" chart:style-name="ch4"/>
        <chart:plot-area chart:style-name="ch5" table:cell-range-address="Feuille1.A1:Feuille1.B7 Feuille1.C1:Feuille1.C6" chart:data-source-has-labels="both" svg:x="1.487cm" svg:y="2.665cm" svg:width="14.888cm" svg:height="10.542cm">
          <chartooo:coordinate-region svg:x="2.294cm" svg:y="2.864cm" svg:width="14.081cm" svg:height="9.696cm"/>
          <chart:axis chart:dimension="x" chart:name="primary-x" chart:style-name="ch6" chartooo:axis-type="auto">
            <chartooo:date-scale/>
            <chart:title svg:x="8.054cm" svg:y="13.496cm" chart:style-name="ch7">
              <text:p>nb neurons</text:p>
            </chart:title>
            <chart:categories table:cell-range-address="Feuille1.A2:Feuille1.A7"/>
          </chart:axis>
          <chart:axis chart:dimension="y" chart:name="primary-y" chart:style-name="ch8">
            <chart:title svg:x="0.451cm" svg:y="8.43cm" chart:style-name="ch9">
              <text:p>%/sec</text:p>
            </chart:title>
            <chart:grid chart:style-name="ch10" chart:class="major"/>
          </chart:axis>
          <chart:series chart:style-name="ch11" chart:values-cell-range-address="Feuille1.B2:Feuille1.B7" chart:label-cell-address="Feuille1.B1:Feuille1.B1" chart:class="chart:bar">
            <chart:regression-curve chart:style-name="ch12"/>
            <chart:data-point chart:repeated="6"/>
          </chart:series>
          <chart:series chart:style-name="ch13" chart:values-cell-range-address="Feuille1.C2:Feuille1.C6" chart:label-cell-address="Feuille1.C1:Feuille1.C1" chart:class="chart:bar">
            <chart:regression-curve chart:style-name="ch1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bons résultats</text:p>
                <draw:g>
                  <svg:desc>Feuille1.B1:Feuille1.B1</svg:desc>
                </draw:g>
              </table:table-cell>
              <table:table-cell office:value-type="string">
                <text:p>Temps d'apprentissage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Feuille1.A2:Feuille1.A7</svg:desc>
                </draw:g>
              </table:table-cell>
              <table:table-cell office:value-type="float" office:value="62.95">
                <text:p>62.95</text:p>
                <draw:g>
                  <svg:desc>Feuille1.B2:Feuille1.B7</svg:desc>
                </draw:g>
              </table:table-cell>
              <table:table-cell office:value-type="float" office:value="4.63">
                <text:p>4.63</text:p>
                <draw:g>
                  <svg:desc>Feuille1.C2:Feuille1.C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6.84">
                <text:p>86.84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0.98">
                <text:p>90.98</text:p>
              </table:table-cell>
              <table:table-cell office:value-type="float" office:value="20.97">
                <text:p>20.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2.79">
                <text:p>92.79</text:p>
              </table:table-cell>
              <table:table-cell office:value-type="float" office:value="46.32">
                <text:p>46.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3.1">
                <text:p>93.1</text:p>
              </table:table-cell>
              <table:table-cell office:value-type="float" office:value="103.47">
                <text:p>103.4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3.01">
                <text:p>43.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511cm" svg:height="12.751cm" xlink:href=".." xlink:type="simple" chart:class="chart:bar" chart:style-name="ch1">
        <chart:title svg:x="4.294cm" svg:y="0.391cm" chart:style-name="ch2">
          <text:p>Performance en fonction du nombres de couches cachées</text:p>
        </chart:title>
        <chart:subtitle svg:x="7.388cm" svg:y="1.599cm" chart:style-name="ch3">
          <text:p>reseau avec 25 neurons par couche cachée</text:p>
        </chart:subtitle>
        <chart:legend chart:legend-position="end" svg:x="16.166cm" svg:y="5.329cm" style:legend-expansion="high" chart:style-name="ch4"/>
        <chart:plot-area chart:style-name="ch5" table:cell-range-address="Feuille1.A34:Feuille1.C39" chart:data-source-has-labels="both" svg:x="1.543cm" svg:y="2.562cm" svg:width="14.254cm" svg:height="8.951cm">
          <chartooo:coordinate-region svg:x="2.35cm" svg:y="2.761cm" svg:width="13.447cm" svg:height="8.105cm"/>
          <chart:axis chart:dimension="x" chart:name="primary-x" chart:style-name="ch6" chartooo:axis-type="auto">
            <chartooo:date-scale/>
            <chart:title svg:x="7.779cm" svg:y="11.768cm" chart:style-name="ch7">
              <text:p>nb couches</text:p>
            </chart:title>
            <chart:categories table:cell-range-address="Feuille1.A35:Feuille1.A39"/>
          </chart:axis>
          <chart:axis chart:dimension="y" chart:name="primary-y" chart:style-name="ch8">
            <chart:title svg:x="0.533cm" svg:y="7.531cm" chart:style-name="ch9">
              <text:p>%/sec</text:p>
            </chart:title>
            <chart:grid chart:style-name="ch10" chart:class="major"/>
          </chart:axis>
          <chart:series chart:style-name="ch11" chart:values-cell-range-address="Feuille1.B35:Feuille1.B39" chart:label-cell-address="Feuille1.B34:Feuille1.B34" chart:class="chart:bar">
            <chart:regression-curve chart:style-name="ch12"/>
            <chart:data-point chart:repeated="5"/>
          </chart:series>
          <chart:series chart:style-name="ch13" chart:values-cell-range-address="Feuille1.C35:Feuille1.C39" chart:label-cell-address="Feuille1.C34:Feuille1.C34" chart:class="chart:bar">
            <chart:regression-curve chart:style-name="ch1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bons résultats</text:p>
                <draw:g>
                  <svg:desc>Feuille1.B34:Feuille1.B34</svg:desc>
                </draw:g>
              </table:table-cell>
              <table:table-cell office:value-type="string">
                <text:p>Temps d'apprentissage</text:p>
                <draw:g>
                  <svg:desc>Feuille1.C34:Feuille1.C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Feuille1.A35:Feuille1.A39</svg:desc>
                </draw:g>
              </table:table-cell>
              <table:table-cell office:value-type="float" office:value="91.04">
                <text:p>91.04</text:p>
                <draw:g>
                  <svg:desc>Feuille1.B35:Feuille1.B39</svg:desc>
                </draw:g>
              </table:table-cell>
              <table:table-cell office:value-type="float" office:value="19.35">
                <text:p>19.35</text:p>
                <draw:g>
                  <svg:desc>Feuille1.C35:Feuille1.C3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2.05">
                <text:p>92.05</text:p>
              </table:table-cell>
              <table:table-cell office:value-type="float" office:value="19.98">
                <text:p>19.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0.98">
                <text:p>90.98</text:p>
              </table:table-cell>
              <table:table-cell office:value-type="float" office:value="20.97">
                <text:p>20.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9.91">
                <text:p>89.91</text:p>
              </table:table-cell>
              <table:table-cell office:value-type="float" office:value="21.78">
                <text:p>21.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6.68">
                <text:p>46.68</text:p>
              </table:table-cell>
              <table:table-cell office:value-type="float" office:value="26.18">
                <text:p>26.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07cm" svg:height="11.927cm" xlink:href=".." xlink:type="simple" chart:class="chart:bar" chart:style-name="ch1">
        <chart:title svg:x="5.675cm" svg:y="0.374cm" chart:style-name="ch2">
          <text:p>Performance en fonction de la valeur de ETA</text:p>
        </chart:title>
        <chart:subtitle svg:x="6.639cm" svg:y="1.565cm" chart:style-name="ch3">
          <text:p>reseau 5 couches, 25 neurons par couche cachée</text:p>
        </chart:subtitle>
        <chart:legend chart:legend-position="end" svg:x="15.805cm" svg:y="5.415cm" style:legend-expansion="high" chart:style-name="ch4"/>
        <chart:plot-area chart:style-name="ch5" table:cell-range-address="Feuille1.A65:Feuille1.B73" chart:data-source-has-labels="both" svg:x="1.452cm" svg:y="2.512cm" svg:width="13.912cm" svg:height="8.196cm">
          <chartooo:coordinate-region svg:x="2.259cm" svg:y="2.712cm" svg:width="13.105cm" svg:height="7.349cm"/>
          <chart:axis chart:dimension="x" chart:name="primary-x" chart:style-name="ch6" chartooo:axis-type="auto">
            <chartooo:date-scale/>
            <chart:title svg:x="7.57cm" svg:y="10.946cm" chart:style-name="ch7">
              <text:p>valeur ETA</text:p>
            </chart:title>
            <chart:categories table:cell-range-address="Feuille1.A66:Feuille1.A73"/>
          </chart:axis>
          <chart:axis chart:dimension="y" chart:name="primary-y" chart:style-name="ch8">
            <chart:title svg:x="0.451cm" svg:y="6.813cm" chart:style-name="ch9">
              <text:p>%</text:p>
            </chart:title>
            <chart:grid chart:style-name="ch10" chart:class="major"/>
          </chart:axis>
          <chart:series chart:style-name="ch11" chart:values-cell-range-address="Feuille1.B66:Feuille1.B73" chart:label-cell-address="Feuille1.B65:Feuille1.B65" chart:class="chart:bar">
            <chart:regression-curve chart:style-name="ch12"/>
            <chart:data-point chart:repeated="2"/>
            <chart:data-point chart:style-name="ch13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bons résultats</text:p>
                <draw:g>
                  <svg:desc>Feuille1.B65:Feuille1.B6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66:Feuille1.A73</svg:desc>
                </draw:g>
              </table:table-cell>
              <table:table-cell office:value-type="float" office:value="10.34">
                <text:p>10.34</text:p>
                <draw:g>
                  <svg:desc>Feuille1.B66:Feuille1.B73</svg:desc>
                </draw:g>
              </table:table-cell>
            </table:table-row>
            <table:table-row>
              <table:table-cell office:value-type="float" office:value="0.005">
                <text:p>0</text:p>
              </table:table-cell>
              <table:table-cell office:value-type="float" office:value="39.54">
                <text:p>39.54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87.64">
                <text:p>87.64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90.55">
                <text:p>90.55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87.77">
                <text:p>87.77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85.34">
                <text:p>85.3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2.71">
                <text:p>72.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